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dash" draw:stroke-dash="a440" svg:stroke-width="0.02083in" svg:stroke-color="#000000" draw:marker-end="a441" svg:stroke-opacity="100%" draw:stroke-linejoin="miter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>
      <style:graphic-properties draw:fill="none" draw:stroke="dash" draw:stroke-dash="a443" svg:stroke-width="0.02083in" svg:stroke-color="#000000" draw:marker-end="a444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dash" draw:stroke-dash="a446" svg:stroke-width="0.02083in" svg:stroke-color="#000000" draw:marker-end="a447" svg:stroke-opacity="100%" draw:stroke-linejoin="miter" svg:stroke-linecap="butt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38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8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dash" draw:stroke-dash="a449" svg:stroke-width="0.02083in" svg:stroke-color="#000000" draw:marker-end="a450" svg:stroke-opacity="100%" draw:stroke-linejoin="miter" svg:stroke-linecap="butt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05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dash" draw:stroke-dash="a452" svg:stroke-width="0.02083in" svg:stroke-color="#000000" draw:marker-end="a453" svg:stroke-opacity="100%" draw:stroke-linejoin="miter" svg:stroke-linecap="butt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5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22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6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6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6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64">
      <style:graphic-properties draw:fill="none" draw:stroke="solid" svg:stroke-width="0.0625in" svg:stroke-color="#000000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dash" draw:stroke-dash="a437" svg:stroke-width="0.02083in" svg:stroke-color="#000000" draw:marker-end="a438" svg:stroke-opacity="100%" draw:stroke-linejoin="miter" svg:stroke-linecap="butt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none" draw:stroke="dash" draw:stroke-dash="a498" svg:stroke-width="0.02083in" svg:stroke-color="#000000" draw:marker-end="a499" svg:stroke-opacity="100%" draw:stroke-linejoin="miter" svg:stroke-linecap="butt"/>
    </style:style>
    <style:style style:family="graphic" style:name="a503">
      <style:graphic-properties draw:fill="none" draw:stroke="dash" draw:stroke-dash="a501" svg:stroke-width="0.02083in" svg:stroke-color="#000000" draw:marker-end="a502" svg:stroke-opacity="100%" draw:stroke-linejoin="miter" svg:stroke-linecap="butt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71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custom-shape svg:x="3.21401in" svg:y="3.02528in" svg:width="6.72043in" svg:height="4.35106in" draw:id="id63" draw:style-name="a339" draw:name="Rettangolo con angoli arrotondati 10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6528in" svg:y="4.13001in" svg:width="0.77778in" svg:height="0.77778in" draw:id="id64" draw:style-name="a342" draw:name="Ovale 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6528in" svg:y="6.37748in" svg:width="0.77778in" svg:height="0.77778in" draw:id="id65" draw:style-name="a345" draw:name="Ovale 4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4406in" svg:y="4.13001in" svg:width="0.77778in" svg:height="0.77778in" draw:id="id66" draw:style-name="a348" draw:name="Ovale 5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4406in" svg:y="6.37748in" svg:width="0.77778in" svg:height="0.77778in" draw:id="id67" draw:style-name="a351" draw:name="Ovale 6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89356in" svg:y="3.13506in" svg:width="0.77778in" svg:height="0.77778in" draw:id="id68" draw:style-name="a354" draw:name="Ovale 7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6185in" svg:y="4.79388in" svg:width="0.77778in" svg:height="0.77778in" draw:id="id69" draw:style-name="a357" draw:name="Ovale 8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34306in" svg:y1="4.5189in" draw:start-shape="id64" draw:start-glue-point="1" svg:x2="5.94406in" svg:y2="4.5189in" draw:end-shape="id66" draw:end-glue-point="3" draw:id="id70" draw:style-name="a358" draw:name="Connettore diritto 33">
          <svg:title/>
          <svg:desc/>
        </draw:connector>
        <draw:connector draw:type="line" svg:x1="3.95417in" svg:y1="4.90779in" draw:start-shape="id64" draw:start-glue-point="2" svg:x2="3.95417in" svg:y2="6.37748in" draw:end-shape="id65" draw:end-glue-point="0" draw:id="id71" draw:style-name="a359" draw:name="Connettore diritto 35">
          <svg:title/>
          <svg:desc/>
        </draw:connector>
        <draw:connector draw:type="line" svg:x1="4.22915in" svg:y1="6.49139in" draw:start-shape="id65" draw:start-glue-point="7" svg:x2="6.05797in" svg:y2="4.79389in" draw:end-shape="id66" draw:end-glue-point="5" draw:id="id72" draw:style-name="a360" draw:name="Connettore diritto 37">
          <svg:title/>
          <svg:desc/>
        </draw:connector>
        <draw:connector draw:type="line" svg:x1="6.33295in" svg:y1="6.37748in" draw:start-shape="id67" draw:start-glue-point="0" svg:x2="6.33295in" svg:y2="4.90779in" draw:end-shape="id66" draw:end-glue-point="2" draw:id="id73" draw:style-name="a361" draw:name="Connettore diritto 39">
          <svg:title/>
          <svg:desc/>
        </draw:connector>
        <draw:connector draw:type="line" svg:x1="8.02573in" svg:y1="4.90779in" draw:start-shape="id69" draw:start-glue-point="7" svg:x2="9.00746in" svg:y2="3.79894in" draw:end-shape="id68" draw:end-glue-point="5" draw:id="id74" draw:style-name="a362" draw:name="Connettore diritto 59">
          <svg:title/>
          <svg:desc/>
        </draw:connector>
        <draw:connector draw:type="line" svg:x1="7.47576in" svg:y1="5.45776in" draw:start-shape="id69" draw:start-glue-point="5" svg:x2="6.60794in" svg:y2="6.49139in" draw:end-shape="id67" draw:end-glue-point="7" draw:id="id75" draw:style-name="a363" draw:name="Connettore diritto 63">
          <svg:title/>
          <svg:desc/>
        </draw:connector>
        <draw:connector draw:type="line" svg:x1="6.72184in" svg:y1="4.5189in" draw:start-shape="id66" draw:start-glue-point="1" svg:x2="8.89356in" svg:y2="3.52395in" draw:end-shape="id68" draw:end-glue-point="3" draw:id="id76" draw:style-name="a364" draw:name="Connettore diritto 65">
          <svg:title/>
          <svg:desc/>
        </draw:connector>
        <draw:frame draw:id="id77" draw:style-name="a368" draw:name="CasellaDiTesto 104" svg:x="7.90045in" svg:y="5.84256in" svg:width="1.62614in" svg:height="0.90879in">
          <draw:text-box>
            <text:p text:style-name="a367" text:class-names="" text:cond-style-name=""><text:span text:style-name="a365" text:class-names="">Substrate</text:span><text:span text:style-name="a366" text:class-names=""><text:s text:c="1"/>Network</text:span></text:p>
          </draw:text-box>
          <svg:title/>
          <svg:desc/>
        </draw:frame>
        <draw:custom-shape svg:x="3.20018in" svg:y="0.12998in" svg:width="2.19507in" svg:height="2.14706in" draw:id="id78" draw:style-name="a372" draw:name="Rettangolo con angoli arrotondati 10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25767in" svg:y="0.27677in" svg:width="0.61111in" svg:height="0.61111in" draw:id="id79" draw:style-name="a375" draw:name="Ovale 11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972in" svg:y="1.39799in" svg:width="0.61111in" svg:height="0.61111in" draw:id="id80" draw:style-name="a378" draw:name="Ovale 13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1" draw:style-name="a384" draw:name="CasellaDiTesto 103" svg:x="3.93163in" svg:y="0.22385in" svg:width="1.92729in" svg:height="0.50488in">
          <draw:text-box>
            <text:p text:style-name="a383" text:class-names="" text:cond-style-name=""><text:span text:style-name="a379" text:class-names="">VNR</text:span><text:span text:style-name="a380" text:class-names=""><text:s text:c="1"/>v</text:span><text:span text:style-name="a381" text:class-names="">2</text:span><text:span text:style-name="a382" text:class-names=""/></text:p>
          </draw:text-box>
          <svg:title/>
          <svg:desc/>
        </draw:frame>
        <draw:connector draw:type="line" svg:x1="3.77928in" svg:y1="0.79838in" draw:start-shape="id79" draw:start-glue-point="6" svg:x2="4.67921in" svg:y2="1.48749in" draw:end-shape="id80" draw:end-glue-point="4" draw:id="id82" draw:style-name="a385" draw:name="Connettore diritto 54">
          <svg:title/>
          <svg:desc/>
        </draw:connector>
        <draw:custom-shape svg:x="0.36633in" svg:y="5.21522in" svg:width="2.19507in" svg:height="2.14706in" draw:id="id83" draw:style-name="a389" draw:name="Rettangolo con angoli arrotondati 101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2382in" svg:y="5.36201in" svg:width="0.61111in" svg:height="0.61111in" draw:id="id84" draw:style-name="a392" draw:name="Ovale 11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5587in" svg:y="6.48324in" svg:width="0.61111in" svg:height="0.61111in" draw:id="id85" draw:style-name="a395" draw:name="Ovale 13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6" draw:style-name="a401" draw:name="CasellaDiTesto 103" svg:x="1.34542in" svg:y="5.30755in" svg:width="1.92729in" svg:height="0.50488in">
          <draw:text-box>
            <text:p text:style-name="a400" text:class-names="" text:cond-style-name=""><text:span text:style-name="a396" text:class-names="">VNR</text:span><text:span text:style-name="a397" text:class-names=""><text:s text:c="1"/>v</text:span><text:span text:style-name="a398" text:class-names="">1</text:span><text:span text:style-name="a399" text:class-names=""/></text:p>
          </draw:text-box>
          <svg:title/>
          <svg:desc/>
        </draw:frame>
        <draw:connector draw:type="line" svg:x1="0.94543in" svg:y1="5.88362in" draw:start-shape="id84" draw:start-glue-point="6" svg:x2="1.84536in" svg:y2="6.57273in" draw:end-shape="id85" draw:end-glue-point="4" draw:id="id87" draw:style-name="a402" draw:name="Connettore diritto 59">
          <svg:title/>
          <svg:desc/>
        </draw:connector>
        <draw:custom-shape svg:x="7.58506in" svg:y="0.12998in" svg:width="2.19507in" svg:height="2.14706in" draw:id="id88" draw:style-name="a406" draw:name="Rettangolo con angoli arrotondati 101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4255in" svg:y="0.27677in" svg:width="0.61111in" svg:height="0.61111in" draw:id="id89" draw:style-name="a409" draw:name="Ovale 11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746in" svg:y="1.39799in" svg:width="0.61111in" svg:height="0.61111in" draw:id="id90" draw:style-name="a412" draw:name="Ovale 1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1" draw:style-name="a418" draw:name="CasellaDiTesto 103" svg:x="8.47083in" svg:y="0.22568in" svg:width="1.92729in" svg:height="0.50488in">
          <draw:text-box>
            <text:p text:style-name="a417" text:class-names="" text:cond-style-name=""><text:span text:style-name="a413" text:class-names="">VNR</text:span><text:span text:style-name="a414" text:class-names=""><text:s text:c="1"/>s</text:span><text:span text:style-name="a415" text:class-names="">2</text:span><text:span text:style-name="a416" text:class-names=""/></text:p>
          </draw:text-box>
          <svg:title/>
          <svg:desc/>
        </draw:frame>
        <draw:connector draw:type="line" svg:x1="8.16416in" svg:y1="0.79838in" draw:start-shape="id89" draw:start-glue-point="6" svg:x2="9.06409in" svg:y2="1.48749in" draw:end-shape="id90" draw:end-glue-point="4" draw:id="id92" draw:style-name="a419" draw:name="Connettore diritto 69">
          <svg:title/>
          <svg:desc/>
        </draw:connector>
        <draw:custom-shape svg:x="0.34203in" svg:y="2.78875in" svg:width="2.19507in" svg:height="2.14706in" draw:id="id93" draw:style-name="a423" draw:name="Rettangolo con angoli arrotondati 10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9952in" svg:y="2.93554in" svg:width="0.61111in" svg:height="0.61111in" draw:id="id94" draw:style-name="a426" draw:name="Ovale 11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3157in" svg:y="4.05677in" svg:width="0.61111in" svg:height="0.61111in" draw:id="id95" draw:style-name="a429" draw:name="Ovale 1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6" draw:style-name="a435" draw:name="CasellaDiTesto 103" svg:x="1.34542in" svg:y="2.85841in" svg:width="1.92729in" svg:height="0.50488in">
          <draw:text-box>
            <text:p text:style-name="a434" text:class-names="" text:cond-style-name=""><text:span text:style-name="a430" text:class-names="">VNR</text:span><text:span text:style-name="a431" text:class-names=""><text:s text:c="1"/>s</text:span><text:span text:style-name="a432" text:class-names="">1</text:span><text:span text:style-name="a433" text:class-names=""/></text:p>
          </draw:text-box>
          <svg:title/>
          <svg:desc/>
        </draw:frame>
        <draw:connector draw:type="line" svg:x1="0.92113in" svg:y1="3.45716in" draw:start-shape="id94" draw:start-glue-point="6" svg:x2="1.82106in" svg:y2="4.14626in" draw:end-shape="id95" draw:end-glue-point="4" draw:id="id97" draw:style-name="a436" draw:name="Connettore diritto 74">
          <svg:title/>
          <svg:desc/>
        </draw:connector>
        <draw:connector draw:type="line" svg:x1="0.75649in" svg:y1="5.66756in" svg:x2="3.90844in" svg:y2="4.57119in" draw:id="id98" draw:style-name="a439" draw:name="Connettore diritto 76">
          <svg:title/>
          <svg:desc/>
        </draw:connector>
        <draw:connector draw:type="line" svg:x1="2.09988in" svg:y1="6.81738in" svg:x2="3.96992in" svg:y2="6.82819in" draw:id="id99" draw:style-name="a442" draw:name="Connettore diritto 78">
          <svg:title/>
          <svg:desc/>
        </draw:connector>
        <draw:connector draw:type="line" svg:x1="3.5688in" svg:y1="0.59943in" svg:x2="6.3263in" svg:y2="4.5189in" draw:id="id100" draw:style-name="a445" draw:name="Connettore diritto 80">
          <svg:title/>
          <svg:desc/>
        </draw:connector>
        <draw:connector draw:type="line" svg:x1="4.88928in" svg:y1="1.7374in" svg:x2="9.2508in" svg:y2="3.55885in" draw:id="id101" draw:style-name="a448" draw:name="Connettore diritto 82">
          <svg:title/>
          <svg:desc/>
        </draw:connector>
        <draw:connector draw:type="line" svg:x1="0.70942in" svg:y1="3.25562in" svg:x2="6.15749in" svg:y2="4.5189in" draw:id="id102" draw:style-name="a451" draw:name="Connettore diritto 89">
          <svg:title/>
          <svg:desc/>
        </draw:connector>
        <draw:connector draw:type="line" svg:x1="2.0535in" svg:y1="4.41691in" svg:x2="3.87938in" svg:y2="4.42222in" draw:id="id103" draw:style-name="a454" draw:name="Connettore diritto 95">
          <svg:title/>
          <svg:desc/>
        </draw:connector>
        <draw:frame draw:id="id104" draw:style-name="a459" draw:name="CasellaDiTesto 99" svg:x="3.17539in" svg:y="0.8867in" svg:width="0.69339in" svg:height="0.43757in">
          <draw:text-box>
            <text:p text:style-name="a458" text:class-names="" text:cond-style-name=""><text:span text:style-name="a455" text:class-names="">f</text:span><text:span text:style-name="a456" text:class-names="">12</text:span><text:span text:style-name="a457" text:class-names=""/></text:p>
          </draw:text-box>
          <svg:title/>
          <svg:desc/>
        </draw:frame>
        <draw:frame draw:id="id105" draw:style-name="a465" draw:name="CasellaDiTesto 100" svg:x="4.73137in" svg:y="1.00802in" svg:width="0.69339in" svg:height="0.43757in">
          <draw:text-box>
            <text:p text:style-name="a464" text:class-names="" text:cond-style-name=""><text:span text:style-name="a460" text:class-names="">f</text:span><text:span text:style-name="a461" text:class-names="">2</text:span><text:span text:style-name="a462" text:class-names="">2</text:span><text:span text:style-name="a463" text:class-names=""/></text:p>
          </draw:text-box>
          <svg:title/>
          <svg:desc/>
        </draw:frame>
        <draw:frame draw:id="id106" draw:style-name="a471" draw:name="CasellaDiTesto 101" svg:x="1.86801in" svg:y="6.05796in" svg:width="0.69339in" svg:height="0.43757in">
          <draw:text-box>
            <text:p text:style-name="a470" text:class-names="" text:cond-style-name=""><text:span text:style-name="a466" text:class-names="">f</text:span><text:span text:style-name="a467" text:class-names="">2</text:span><text:span text:style-name="a468" text:class-names="">1</text:span><text:span text:style-name="a469" text:class-names=""/></text:p>
          </draw:text-box>
          <svg:title/>
          <svg:desc/>
        </draw:frame>
        <draw:frame draw:id="id107" draw:style-name="a476" draw:name="CasellaDiTesto 102" svg:x="0.36739in" svg:y="5.99241in" svg:width="0.69339in" svg:height="0.43757in">
          <draw:text-box>
            <text:p text:style-name="a475" text:class-names="" text:cond-style-name=""><text:span text:style-name="a472" text:class-names="">f</text:span><text:span text:style-name="a473" text:class-names="">11</text:span><text:span text:style-name="a474" text:class-names=""/></text:p>
          </draw:text-box>
          <svg:title/>
          <svg:desc/>
        </draw:frame>
        <draw:frame draw:id="id108" draw:style-name="a482" draw:name="CasellaDiTesto 103" svg:x="0.3166in" svg:y="3.54119in" svg:width="0.69339in" svg:height="0.43757in">
          <draw:text-box>
            <text:p text:style-name="a481" text:class-names="" text:cond-style-name=""><text:span text:style-name="a477" text:class-names="">t</text:span><text:span text:style-name="a478" text:class-names="">2</text:span><text:span text:style-name="a479" text:class-names="">1</text:span><text:span text:style-name="a480" text:class-names=""/></text:p>
          </draw:text-box>
          <svg:title/>
          <svg:desc/>
        </draw:frame>
        <draw:frame draw:id="id109" draw:style-name="a487" draw:name="CasellaDiTesto 104" svg:x="1.82042in" svg:y="3.65912in" svg:width="0.69339in" svg:height="0.43757in">
          <draw:text-box>
            <text:p text:style-name="a486" text:class-names="" text:cond-style-name=""><text:span text:style-name="a483" text:class-names="">t</text:span><text:span text:style-name="a484" text:class-names="">11</text:span><text:span text:style-name="a485" text:class-names=""/></text:p>
          </draw:text-box>
          <svg:title/>
          <svg:desc/>
        </draw:frame>
        <draw:frame draw:id="id110" draw:style-name="a492" draw:name="CasellaDiTesto 105" svg:x="9.06345in" svg:y="0.95247in" svg:width="0.69339in" svg:height="0.43757in">
          <draw:text-box>
            <text:p text:style-name="a491" text:class-names="" text:cond-style-name=""><text:span text:style-name="a488" text:class-names="">t</text:span><text:span text:style-name="a489" text:class-names="">22</text:span><text:span text:style-name="a490" text:class-names=""/></text:p>
          </draw:text-box>
          <svg:title/>
          <svg:desc/>
        </draw:frame>
        <draw:frame draw:id="id111" draw:style-name="a497" draw:name="CasellaDiTesto 106" svg:x="7.64255in" svg:y="0.87166in" svg:width="0.69339in" svg:height="0.43757in">
          <draw:text-box>
            <text:p text:style-name="a496" text:class-names="" text:cond-style-name=""><text:span text:style-name="a493" text:class-names="">t</text:span><text:span text:style-name="a494" text:class-names="">12</text:span><text:span text:style-name="a495" text:class-names=""/></text:p>
          </draw:text-box>
          <svg:title/>
          <svg:desc/>
        </draw:frame>
        <draw:connector draw:type="line" svg:x1="9.2891in" svg:y1="1.7374in" svg:x2="9.28245in" svg:y2="3.54119in" draw:id="id112" draw:style-name="a500" draw:name="Connettore diritto 131">
          <svg:title/>
          <svg:desc/>
        </draw:connector>
        <draw:connector draw:type="line" svg:x1="7.96522in" svg:y1="0.59305in" svg:x2="4.05657in" svg:y2="6.76003in" draw:id="id113" draw:style-name="a503" draw:name="Connettore diritto 13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41" svg:viewBox="0 0 20 30" svg:d="m10 0-10 30h20z"/>
    <draw:marker draw:name="a453" svg:viewBox="0 0 20 30" svg:d="m10 0-10 30h20z"/>
    <draw:marker draw:name="a438" svg:viewBox="0 0 20 30" svg:d="m10 0-10 30h20z"/>
    <draw:marker draw:name="a444" svg:viewBox="0 0 20 30" svg:d="m10 0-10 30h20z"/>
    <draw:marker draw:name="a450" svg:viewBox="0 0 20 30" svg:d="m10 0-10 30h20z"/>
    <draw:marker draw:name="a499" svg:viewBox="0 0 20 30" svg:d="m10 0-10 30h20z"/>
    <draw:marker draw:name="a447" svg:viewBox="0 0 20 30" svg:d="m10 0-10 30h20z"/>
    <draw:marker draw:name="a502" svg:viewBox="0 0 20 30" svg:d="m10 0-10 30h20z"/>
    <draw:stroke-dash draw:name="a338" draw:style="rect" draw:dots1="1" draw:dots1-length="0.04167in" draw:distance="0.04167in"/>
    <draw:stroke-dash draw:name="a405" draw:style="rect" draw:dots1="1" draw:dots1-length="0.04167in" draw:distance="0.04167in"/>
    <draw:stroke-dash draw:name="a422" draw:style="rect" draw:dots1="1" draw:dots1-length="0.04167in" draw:distance="0.04167in"/>
    <draw:stroke-dash draw:name="a371" draw:style="rect" draw:dots1="1" draw:dots1-length="0.04167in" draw:distance="0.04167in"/>
    <draw:stroke-dash draw:name="a498" draw:display-name="Dash" draw:style="rect" draw:dots1="1" draw:dots1-length="0.0625in" draw:dots2="0" draw:dots2-length="0in" draw:distance="0.0625in"/>
    <draw:stroke-dash draw:name="a440" draw:display-name="Dash" draw:style="rect" draw:dots1="1" draw:dots1-length="0.0625in" draw:dots2="0" draw:dots2-length="0in" draw:distance="0.0625in"/>
    <draw:stroke-dash draw:name="a501" draw:display-name="Dash" draw:style="rect" draw:dots1="1" draw:dots1-length="0.0625in" draw:dots2="0" draw:dots2-length="0in" draw:distance="0.0625in"/>
    <draw:stroke-dash draw:name="a437" draw:display-name="Dash" draw:style="rect" draw:dots1="1" draw:dots1-length="0.0625in" draw:dots2="0" draw:dots2-length="0in" draw:distance="0.0625in"/>
    <draw:stroke-dash draw:name="a443" draw:display-name="Dash" draw:style="rect" draw:dots1="1" draw:dots1-length="0.0625in" draw:dots2="0" draw:dots2-length="0in" draw:distance="0.0625in"/>
    <draw:stroke-dash draw:name="a446" draw:display-name="Dash" draw:style="rect" draw:dots1="1" draw:dots1-length="0.0625in" draw:dots2="0" draw:dots2-length="0in" draw:distance="0.0625in"/>
    <draw:stroke-dash draw:name="a452" draw:display-name="Dash" draw:style="rect" draw:dots1="1" draw:dots1-length="0.0625in" draw:dots2="0" draw:dots2-length="0in" draw:distance="0.0625in"/>
    <draw:stroke-dash draw:name="a388" draw:style="rect" draw:dots1="1" draw:dots1-length="0.04167in" draw:distance="0.04167in"/>
    <draw:stroke-dash draw:name="a449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/08/2017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/08/2017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ca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/08/2017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/08/2017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ca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/08/2017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ca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ca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08/2017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/08/2017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/08/2017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ca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/08/2017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08/2017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ca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/08/2017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ca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/08/2017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21T08:14:45Z</meta:creation-date>
    <dc:date>2017-08-22T09:13:05Z</dc:date>
    <meta:editing-cycles>2</meta:editing-cycles>
    <meta:editing-duration>PT2444S</meta:editing-duration>
    <meta:document-statistic meta:paragraph-count="13" meta:word-count="18"/>
  </office:meta>
</office:document-meta>
</file>